
<file path=META-INF/manifest.xml><?xml version="1.0" encoding="utf-8"?>
<manifest:manifest xmlns:ns30="a"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draw="urn:oasis:names:tc:opendocument:xmlns:drawing:1.0" xmlns:svg="urn:oasis:names:tc:opendocument:xmlns:svg-compatible:1.0" xmlns:text="urn:oasis:names:tc:opendocument:xmlns:text:1.0" xmlns:office="urn:oasis:names:tc:opendocument:xmlns:office:1.0" xmlns:dr3d="urn:oasis:names:tc:opendocument:xmlns:dr3d:1.0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ns30="a" xmlns:fo="urn:oasis:names:tc:opendocument:xmlns:xsl-fo-compatible:1.0" xmlns:manifest="urn:oasis:names:tc:opendocument:xmlns:manifest:1.0" xmlns:dc="http://purl.org/dc/elements/1.1/" xmlns:meta="urn:oasis:names:tc:opendocument:xmlns:meta:1.0" xmlns:style="urn:oasis:names:tc:opendocument:xmlns:style:1.0" xmlns:draw="urn:oasis:names:tc:opendocument:xmlns:drawing:1.0" xmlns:svg="urn:oasis:names:tc:opendocument:xmlns:svg-compatible:1.0" xmlns:text="urn:oasis:names:tc:opendocument:xmlns:text:1.0" xmlns:office="urn:oasis:names:tc:opendocument:xmlns:office:1.0" xmlns:dr3d="urn:oasis:names:tc:opendocument:xmlns:dr3d:1.0" office:version="1.1">
  <office:font-face-decls>
    <style:font-face style:name="DejaVuSerif" style:font-pitch="variable" svg:font-family="'DejaVu Serif'" style:font-family-generic="roman"/>
    <style:font-face style:name="DejaVuSans" style:font-pitch="variable" svg:font-family="'DejaVu Sans'" style:font-family-generic="swiss"/>
    <style:font-face style:name="DejaVumono" style:font-pitch="fixed" svg:font-family="'DejaVu mono'" style:font-family-generic="modern"/>
    <style:font-face style:name="DejaVuSansMono" style:font-pitch="fixed" svg:font-family="'DejaVu Sans Mono'" style:font-family-generic="swiss"/>
  </office:font-face-decls>
  <office:automatic-styles>
    <style:style style:name="Sect1" style:display-name="Sect1" style:family="section"/>
  </office:automatic-styles>
  <office:body>
    <office:text>
      <text:section text:style-name="Sect1" text:name="Описание вариантов использования">
        <text:h text:outline-level="1" text:style-name="HeadingArticle">Описание вариантов использования</text:h>
        <text:p text:style-name="TextBody"><text:span text:style-name="Bold">Работа с редактором бизнес-процессов.</text:span></text:p>
        <text:p text:style-name="TextBody">Для разработки бизнес-процесса в графическом редакторе процессов разработчик:  </text:p>
        <text:list text:style-name="unorderedlist">
          <text:list-item>
            <text:p text:style-name="TextBody">при помощи «мыши» рисует диаграмму бизнес-процесса  </text:p>
          </text:list-item>
          <text:list-item>
            <text:p text:style-name="TextBody">определяет участвующие в процессе роли, назначает для ролей исполнителей </text:p>
          </text:list-item>
          <text:list-item>
            <text:p text:style-name="TextBody">задает данные бизнес-процесса (переменные процесса) </text:p>
          </text:list-item>
          <text:list-item>
            <text:p text:style-name="TextBody">связывает узлы графа бизнес-процесса с соответствующими ролями пользователей или внешними приложениями  </text:p>
          </text:list-item>
          <text:list-item>
            <text:p text:style-name="TextBody">в конструкторе форм создает графические формы заданий  </text:p>
          </text:list-item>
        </text:list>
        <text:p text:style-name="TextBody"/>
        <text:p text:style-name="TextBody">Работа с конструктором форм. </text:p>
        <text:list text:style-name="unorderedlist">
          <text:list-item>
            <text:p text:style-name="TextBody">Разработчик размещает на форме различные графические элементы </text:p>
          </text:list-item>
          <text:list-item>
            <text:p text:style-name="TextBody">Разработчик связывает переменные узла бизнес –процесса с графическими компонентами. </text:p>
          </text:list-item>
        </text:list>
        <text:p text:style-name="TextBody">После того, как процесс полностью разработан, он экспортируется в файловую систему. Описание бизнес-процесса помещается в файл-архив процесса. </text:p>
        <text:p text:style-name="TextBody">Далее можно загрузить разработанный процесс в BPM-систему, после чего можно будет запускать экземпляры данного бизнес-процесса и выполнять генерируемые ими задания.  </text:p>
        <text:p text:style-name="TextBody"><text:span text:style-name="Bold">Взаимодействие бизнес-процесса с пользователем в процессе выполнения бизнес-процесса.</text:span></text:p>
        <text:list text:style-name="unorderedlist">
          <text:list-item>
            <text:p text:style-name="TextBody">TaskList запрашивает задания, направленные данному пользователю.  </text:p>
          </text:list-item>
          <text:list-item>
            <text:p text:style-name="TextBody">Для конкретного Предложенного задания пользователь может его «взять на выполнение» в интерфейсе TaskList’а. </text:p>
          </text:list-item>
          <text:list-item>
            <text:p text:style-name="TextBody">Для конкретного задания, в случае соответствующей команды пользователя, TaskList вызывает проигрыватель форм. Проигрыватель форм запрашивает у бизнес-процесса набор графических элементов формы, набор входящих параметров и (возможно) набор программных компонентов, реализующих поведение формы. После чего визуализирует форму и реализует ее поведение. </text:p>
          </text:list-item>
          <text:list-item>
            <text:p text:style-name="TextBody">Пользователь работает с формой при помощи проигрывателя форм </text:p>
          </text:list-item>
          <text:list-item>
            <text:p text:style-name="TextBody">После соответствующей команды пользователя проигрыватель форм вызывает метод получить «исходящие параметры» для каждого графического компонента, после чего отсылает полученные исходящие переменные бизнес-процессу.  </text:p>
          </text:list-item>
          <text:list-item>
            <text:p text:style-name="TextBody">В соответствии с полученными данными и mapping’ом переменных бизнес-процесс изменяет свои глобальные переменные. </text:p>
          </text:list-item>
        </text:list>
        <text:p text:style-name="TextBody"><text:span text:style-name="Bold">Замечание.</text:span> В данном документе пока не описан механизм взаимодействия бизнес-процесса с "толстыми" формами.</text:p>
        <text:p text:style-name="TextBody"><text:span text:style-name="Bold">Взаимодействие бизнес-процесса с ботом в процессе выполнения бизнес-процесса.</text:span></text:p>
        <text:list text:style-name="unorderedlist">
          <text:list-item>
            <text:p text:style-name="TextBody">Бот запрашивает задания, направленные данному боту (в случае сервер-пул бота запросы генерируются timer’ом, в случае сервер-пуш бота сам бизнес процесс через соответствующий handler инициирует данное событие).  </text:p>
          </text:list-item>
          <text:list-item>
            <text:p text:style-name="TextBody">Для конкретного Предложенного задания бот может его «взять на выполнение». </text:p>
          </text:list-item>
          <text:list-item>
            <text:p text:style-name="TextBody">Для обязательного задания бот запрашивает команду и список фактических входящих параметров. </text:p>
          </text:list-item>
          <text:list-item>
            <text:p text:style-name="TextBody">Бот выполняет команду и посылает серверу список исходящих параметров </text:p>
          </text:list-item>
          <text:list-item>
            <text:p text:style-name="TextBody">В соответствии с полученными данными (и, возможно, mapping’ом переменных, если он присутствует) бизнес-процесс изменяет свои глобальные переменные. </text:p>
          </text:list-item>
        </text:list>
        <text:p text:style-name="TextBody"/>
        <text:p text:style-name="TextBody">Взаимодействие бизнес-процесса с формулой в процессе выполнения бизнес-процесса. </text:p>
        <text:list text:style-name="unorderedlist">
          <text:list-item>
            <text:p text:style-name="TextBody">Если управление переходит в узел, с которым связана Формула, вызывается определенный метод соответствующего Формуле класса (с переданными ему фактическими параметрами Формулы) </text:p>
          </text:list-item>
          <text:list-item>
            <text:p text:style-name="TextBody">Формула (соответствующий Java-класс) генерирует исходящие параметры </text:p>
          </text:list-item>
          <text:list-item>
            <text:p text:style-name="TextBody">В соответствии с исходящими параметрами формулы бизнес-процесс изменяет свои глобальные переменные.</text:p>
          </text:list-item>
        </text:list>
        <text:p text:style-name="TextBody"/>
      </text:section>
    </office:text>
  </office:body>
</office:document-content>
</file>

<file path=styles.xml><?xml version="1.0" encoding="utf-8"?>
<office:document-styles xmlns:ns30="a" xmlns:fo="urn:oasis:names:tc:opendocument:xmlns:xsl-fo-compatible:1.0" xmlns:manifest="urn:oasis:names:tc:opendocument:xmlns:manifest:1.0" xmlns:dc="http://purl.org/dc/elements/1.1/" xmlns:meta="urn:oasis:names:tc:opendocument:xmlns:meta:1.0" xmlns:style="urn:oasis:names:tc:opendocument:xmlns:style:1.0" xmlns:draw="urn:oasis:names:tc:opendocument:xmlns:drawing:1.0" xmlns:svg="urn:oasis:names:tc:opendocument:xmlns:svg-compatible:1.0" xmlns:text="urn:oasis:names:tc:opendocument:xmlns:text:1.0" xmlns:office="urn:oasis:names:tc:opendocument:xmlns:office:1.0" xmlns:dr3d="urn:oasis:names:tc:opendocument:xmlns:dr3d:1.0" office:version="1.1">
  <office:font-face-decls>
    <style:font-face style:name="DejaVuSerif" style:font-pitch="variable" svg:font-family="'DejaVu Serif'" style:font-family-generic="roman"/>
    <style:font-face style:name="DejaVuSans" style:font-pitch="variable" svg:font-family="'DejaVu Sans'" style:font-family-generic="swiss"/>
    <style:font-face style:name="DejaVumono" style:font-pitch="fixed" svg:font-family="'DejaVu mono'" style:font-family-generic="modern"/>
    <style:font-face style:name="DejaVuSansMono" style:font-pitch="fixed" svg:font-family="'DejaVu Sans Mono'" style:font-family-generic="swiss"/>
  </office:font-face-decls>
  <office:styles>
    <style:style style:name="Dumbcolumn" style:display-name="Dumbcolumn" style:family="table-column">
      <style:table-column-properties style:column-width="1.0in"/>
    </style:style>
    <style:style style:name="IndentedSingle" style:display-name="IndentedSingle" style:family="paragraph">
      <style:paragraph-properties fo:margin-top="0.05in" fo:orphans="3" fo:margin-left="0.12in" fo:margin-right="0in" fo:keep-together="always" fo:margin-bottom="0.04in"/>
      <style:text-properties style:font-name="DejaVuSerif"/>
    </style:style>
    <style:style style:name="IndentedDouble" style:display-name="IndentedDouble" style:family="paragraph">
      <style:paragraph-properties fo:margin-top="0.05in" fo:orphans="3" fo:margin-left="0.24in" fo:margin-right="0in" fo:keep-together="always" fo:margin-bottom="0.04in"/>
      <style:text-properties style:font-name="DejaVuSerif"/>
    </style:style>
    <style:style style:name="IndentedTriple" style:display-name="IndentedTriple" style:family="paragraph">
      <style:paragraph-properties fo:margin-top="0.05in" fo:orphans="3" fo:margin-left="0.36in" fo:margin-right="0in" fo:keep-together="always" fo:margin-bottom="0.04in"/>
      <style:text-properties style:font-name="DejaVuSerif"/>
    </style:style>
    <style:style style:name="Strike" style:display-name="Strike" style:family="text">
      <style:text-properties style:text-line-through-style="solid" style:font-name="DejaVuSerif"/>
    </style:style>
    <style:style style:name="Big" style:display-name="Big" style:family="text">
      <style:text-properties style:font-name="DejaVuSerif" fo:font-size="125%"/>
    </style:style>
    <style:style style:name="Small" style:display-name="Small" style:family="text">
      <style:text-properties style:font-name="DejaVuSerif" fo:font-size="80%"/>
    </style:style>
    <style:style style:name="Blockquote" style:display-name="Blockquote" style:family="paragraph">
      <style:paragraph-properties fo:margin-top="0in" fo:orphans="3" fo:margin-left="0.12in" fo:margin-right="0.12in" fo:keep-together="always" fo:margin-bottom="0.15in"/>
      <style:text-properties style:font-name="DejaVuSerif"/>
    </style:style>
    <style:style style:name="Underline" style:display-name="Underline" style:family="text">
      <style:text-properties style:font-name="DejaVuSerif" style:text-underline-style="solid"/>
    </style:style>
    <style:style style:name="Sup" style:display-name="Sup" style:family="text">
      <style:text-properties style:text-position="super" style:font-name="DejaVuSerif"/>
    </style:style>
    <style:style style:name="Sub" style:display-name="Sub" style:family="text">
      <style:text-properties style:text-position="-30% 50%" style:font-name="DejaVuSerif"/>
    </style:style>
    <style:style style:name="Center" style:display-name="Center" style:family="paragraph">
      <style:paragraph-properties fo:text-align="center"/>
      <style:text-properties style:font-name="DejaVuSerif"/>
    </style:style>
    <style:style style:name="Formula" style:display-name="Formula" style:family="graphic"/>
    <style:style style:name="HeadingArticle" style:display-name="HeadingArticle" style:default-outline-level="1" style:family="paragraph">
      <style:paragraph-properties fo:margin-top="0in" fo:keep-with-next="always" fo:margin-bottom="0.15in"/>
      <style:text-properties style:font-name="DejaVuSans" fo:font-size="24pt"/>
    </style:style>
    <style:style style:name="Heading1" style:display-name="Heading1" style:default-outline-level="2" style:family="paragraph">
      <style:paragraph-properties fo:margin-top="0.3in" fo:keep-with-next="always" fo:margin-bottom="0.15in"/>
      <style:text-properties style:font-name="DejaVuSans" fo:font-size="20pt"/>
    </style:style>
    <style:style style:name="Heading2" style:display-name="Heading2" style:default-outline-level="3" style:family="paragraph">
      <style:text-properties style:font-name="DejaVuSans" fo:font-size="18pt"/>
      <style:paragraph-properties fo:margin-top="0.3in" fo:keep-with-next="always" fo:margin-bottom="0.08in"/>
    </style:style>
    <style:style style:name="Heading3" style:display-name="Heading3" style:default-outline-level="4" style:family="paragraph">
      <style:text-properties style:font-name="DejaVuSans" fo:font-size="16pt"/>
      <style:paragraph-properties fo:margin-top="0.3in" fo:keep-with-next="always" fo:margin-bottom="0.05in"/>
    </style:style>
    <style:style style:name="Heading4" style:display-name="Heading4" style:default-outline-level="5" style:family="paragraph">
      <style:text-properties style:font-name="DejaVuSans" fo:font-size="14pt"/>
      <style:paragraph-properties fo:margin-top="0.3in" fo:keep-with-next="always" fo:margin-bottom="0.05in"/>
    </style:style>
    <style:style style:name="Heading5" style:display-name="Heading5" style:default-outline-level="6" style:family="paragraph">
      <style:text-properties style:font-name="DejaVuSans" fo:font-size="10pt"/>
      <style:paragraph-properties fo:margin-top="0.3in" fo:keep-with-next="always" fo:margin-bottom="0.05in"/>
    </style:style>
    <style:style style:name="TextBody" style:display-name="TextBody" style:family="paragraph">
      <style:paragraph-properties fo:margin-top="0.04in" fo:orphans="3" fo:keep-together="always" style:punctuation-wrap="hanging" fo:margin-bottom="0.05in" fo:text-align="left" style:line-break="strict"/>
      <style:text-properties fo:language="en" style:font-name="DejaVuSerif" fo:font-size="12pt" fo:country="US"/>
    </style:style>
    <style:style style:name="Bold" style:display-name="Bold" style:family="text">
      <style:text-properties fo:font-weight="bold" style:font-name="DejaVuSerif"/>
    </style:style>
    <style:style style:name="Emphasis" style:display-name="Emphasis" style:family="text">
      <style:text-properties style:font-name="DejaVuSerif" fo:font-style="italic"/>
    </style:style>
    <style:style style:name="Teletyped" style:display-name="Teletyped" style:family="text">
      <style:text-properties style:font-name="DejaVumono" fo:font-size="80%"/>
    </style:style>
    <style:style style:name="Preformatted" style:display-name="Preformatted" style:family="paragraph">
      <style:paragraph-properties fo:margin-top=".25in" fo:background-color="#e6e6e6" fo:orphans="3" fo:margin-left=".25in" fo:margin-right=".25in" fo:keep-together="always" fo:margin-bottom=".25in"/>
      <style:text-properties style:font-name="DejaVumono" fo:font-size="10pt"/>
    </style:style>
    <text:list-style style:name="FootnoteList" style:display-name="FootnoteList">
      <text:list-level-style-number style:num-format="1" text:level="1">
        <style:list-level-properties text:min-label-width="0.2in" text:space-before="0.02in"/>
      </text:list-level-style-number>
    </text:list-style>
    <style:style style:name="Footnote" style:list-style-name="FootnoteList" style:display-name="Footnote" style:family="paragraph">
      <style:text-properties style:font-name="DejaVuSerif" fo:font-size="10pt"/>
    </style:style>
    <style:style style:name="HorizontalLine" style:display-name="HorizontalLine" style:family="paragraph">
      <style:paragraph-properties fo:margin-top="0in" fo:border-top="none" fo:padding="0in" style:border-line-width-bottom="0.0008in 0.0138in 0.0008in" fo:border-left="none" fo:border-right="none" fo:margin-bottom="0.1965in" fo:border-bottom="0.0154in double #808080"/>
    </style:style>
    <text:list-style style:name="numberedlist" style:display-name="numberedlist">
      <text:list-level-style-number style:num-prefix="  " style:num-format="1" style:num-suffix=".  " text:level="1"/>
      <text:list-level-style-number style:num-prefix="  " style:num-format="a" style:num-suffix=")  " text:level="2"/>
      <text:list-level-style-bullet style:num-prefix="  " style:num-suffix="   " text:bullet-char="•" text:level="3"/>
    </text:list-style>
    <text:list-style style:name="unorderedlist" style:display-name="unorderedlist">
      <text:list-level-style-bullet style:num-prefix="   " style:num-suffix="   " text:bullet-char="•" text:level="1"/>
    </text:list-style>
    <text:list-style style:name="definitionlist" style:display-name="definitionlist">
      <text:list-level-style-bullet style:num-suffix="" text:bullet-char=" " text:level="1"/>
    </text:list-style>
    <style:style style:name="definitionterm" style:display-name="definitionterm" style:family="paragraph">
      <style:text-properties fo:font-weight="bold" style:font-name="DejaVuSerif"/>
    </style:style>
    <style:style style:name="mwlibfrmOuterCenter" style:display-name="mwlibfrmOuterCenter" style:parent-style-name="mwlibfrmOuter" style:family="graphic">
      <style:graphic-properties fo:margin-top="0.1in" dr3d:shadow="none" style:vertical-pos="from-top" fo:background-color="transparent" style:wrap="paralell" fo:padding="0.0402in" fo:margin-left="0.1in" fo:border="0.0138in solid #c0c0c0" style:horizontal-pos="center" style:number-wrapped-paragraphs="no-limit" fo:margin-bottom="0.1in" style:vertical-rel="paragraph" style:horizontal-rel="paragraph" fo:margin-right="0.1in"/>
    </style:style>
    <style:style style:name="mwlibfrmOuterLeft" style:display-name="mwlibfrmOuterLeft" style:parent-style-name="mwlibfrmOuter" style:family="graphic">
      <style:graphic-properties fo:margin-top="0.1in" dr3d:shadow="none" style:vertical-pos="from-top" fo:background-color="transparent" style:wrap="right" fo:padding="0.0402in" fo:margin-left="0.1in" fo:border="0.0138in solid #c0c0c0" style:horizontal-pos="left" style:number-wrapped-paragraphs="no-limit" fo:margin-bottom="0.1in" style:vertical-rel="paragraph" style:horizontal-rel="paragraph" fo:margin-right="0.1in"/>
    </style:style>
    <style:style style:name="mwlibfrmOuterRight" style:display-name="mwlibfrmOuterRight" style:parent-style-name="mwlibfrmOuter" style:family="graphic">
      <style:graphic-properties fo:margin-top="0.1in" dr3d:shadow="none" style:vertical-pos="from-top" fo:background-color="transparent" style:wrap="left" fo:padding="0.0402in" fo:margin-left="0.1in" fo:border="0.0138in solid #c0c0c0" style:horizontal-pos="right" style:number-wrapped-paragraphs="no-limit" fo:margin-bottom="0.1in" style:vertical-rel="paragraph" style:horizontal-rel="paragraph" fo:margin-right="0.1in"/>
    </style:style>
    <style:style style:name="mwlib_frmInner" style:display-name="mwlib_frmInner" style:family="graphic">
      <style:graphic-properties draw:red="0%" style:mirror="none" fo:clip="rect(0in 0in 0in 0in)" draw:image-opacity="100%" style:horizontal-pos="center" draw:contrast="0%" draw:color-mode="standard" draw:green="0%" draw:blue="0%" draw:gamma="100%" style:vertical-rel="paragraph" draw:luminance="0%" style:horizontal-rel="paragraph" style:vertical-pos="from-top" draw:color-inversion="false"/>
    </style:style>
    <style:style style:name="ImageCaption" style:display-name="ImageCaption" style:parent-style-name="TextBody" style:family="paragraph">
      <style:paragraph-properties fo:text-align="center" style:justify-single-word="false"/>
      <style:text-properties style:font-name="DejaVuSerif" fo:font-size="10pt"/>
    </style:style>
    <style:style style:name="TableCaption" style:display-name="TableCaption" style:family="paragraph">
      <style:paragraph-properties fo:text-align="center" fo:margin-bottom="0.1in"/>
      <style:text-properties fo:font-weight="bold" style:font-name="DejaVuSerif"/>
    </style:style>
    <style:style style:name="SectTable" style:display-name="SectTable" style:family="section"/>
  </office:styles>
  <office:automatic-styles/>
</office:document-styles>
</file>

<file path=meta.xml><?xml version="1.0" encoding="utf-8"?>
<office:document-meta xmlns:ns30="a"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draw="urn:oasis:names:tc:opendocument:xmlns:drawing:1.0" xmlns:svg="urn:oasis:names:tc:opendocument:xmlns:svg-compatible:1.0" xmlns:text="urn:oasis:names:tc:opendocument:xmlns:text:1.0" xmlns:office="urn:oasis:names:tc:opendocument:xmlns:office:1.0" xmlns:dr3d="urn:oasis:names:tc:opendocument:xmlns:dr3d:1.0" office:version="1.1">
  <office:meta>
    <dc:language>en</dc:language>
    <meta:user-defined meta:name="Rights">GFDL</meta:user-defined>
    <dc:title/>
    <meta:generator>ODFPY/0.9.2</meta:generator>
  </office:meta>
</office:document-meta>
</file>